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DejaVu Sans Mono" svg:font-family="'DejaVu Sans Mono'" style:font-family-generic="modern" style:font-pitch="fixed"/>
    <style:font-face style:name="Unifont2" svg:font-family="Unifont" style:font-family-generic="modern" style:font-pitch="fixed"/>
    <style:font-face style:name="WenQuanYi Micro Hei Mono" svg:font-family="'WenQuanYi Micro Hei Mono'" style:font-family-generic="modern" style:font-pitch="fixed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1b24fe"/>
    </style:style>
    <style:style style:name="P2" style:family="paragraph" style:parent-style-name="Standard">
      <style:text-properties officeooo:rsid="001b24fe" officeooo:paragraph-rsid="001b24fe"/>
    </style:style>
    <style:style style:name="P3" style:family="paragraph" style:parent-style-name="Standard">
      <style:text-properties officeooo:paragraph-rsid="001ddb5d"/>
    </style:style>
    <style:style style:name="P4" style:family="paragraph" style:parent-style-name="Text_20_body">
      <style:text-properties officeooo:rsid="001d4603" officeooo:paragraph-rsid="001d4603"/>
    </style:style>
    <style:style style:name="P5" style:family="paragraph" style:parent-style-name="Header">
      <style:text-properties officeooo:rsid="001b24fe" officeooo:paragraph-rsid="001b24fe"/>
    </style:style>
    <style:style style:name="P6" style:family="paragraph" style:parent-style-name="Heading_20_1">
      <style:text-properties officeooo:rsid="001b24fe" officeooo:paragraph-rsid="001b24fe"/>
    </style:style>
    <style:style style:name="P7" style:family="paragraph" style:parent-style-name="Preformatted_20_Text">
      <style:text-properties fo:font-size="9pt" officeooo:rsid="001cba85" officeooo:paragraph-rsid="001cba85" style:font-size-asian="9pt" style:font-size-complex="9pt"/>
    </style:style>
    <style:style style:name="P8" style:family="paragraph" style:parent-style-name="Preformatted_20_Text">
      <style:text-properties fo:font-size="9pt" officeooo:rsid="001cba85" officeooo:paragraph-rsid="001d4603" style:font-size-asian="9pt" style:font-size-complex="9pt"/>
    </style:style>
    <style:style style:name="P9" style:family="paragraph" style:parent-style-name="Preformatted_20_Text">
      <style:text-properties officeooo:paragraph-rsid="001d4603"/>
    </style:style>
    <style:style style:name="P10" style:family="paragraph" style:parent-style-name="Preformatted_20_Text">
      <style:text-properties officeooo:paragraph-rsid="001ddb5d"/>
    </style:style>
    <style:style style:name="P11" style:family="paragraph" style:parent-style-name="Preformatted_20_Text">
      <style:text-properties officeooo:rsid="001ddb5d" officeooo:paragraph-rsid="001ddb5d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Baekmuk Batang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460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d4603" style:font-size-asian="9pt" style:font-size-complex="9pt"/>
    </style:style>
    <style:style style:name="T4" style:family="text">
      <style:text-properties fo:font-size="9pt" officeooo:rsid="001ddb5d" style:font-size-asian="9pt" style:font-size-complex="9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color="#000000" fo:font-size="9pt" officeooo:rsid="001d4603" style:font-size-asian="9pt" style:font-size-complex="9pt"/>
    </style:style>
    <style:style style:name="T7" style:family="text">
      <style:text-properties fo:color="#000000" fo:font-size="9pt" officeooo:rsid="001ddb5d" style:font-size-asian="9pt" style:font-size-complex="9pt"/>
    </style:style>
    <style:style style:name="T8" style:family="text">
      <style:text-properties fo:color="#000000" officeooo:rsid="001d46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 style:list-style-name="L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4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4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5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xercise 3</text:h>
      <text:p text:style-name="P2"><text:span text:style-name="T1">(</text:span>1)</text:p>
      <text:p text:style-name="P3"><draw:g text:anchor-type="as-char" svg:y="-1.161cm" draw:z-index="0" draw:style-name="gr1"><svg:title>TexMaths</svg:title><svg:desc>12§latex§\begin{aligned}
m\times n&amp;=(\lambda x.m+x)^n\ 0 \\
&amp;=(s^m)^n\ 0 \\
m^n&amp;=(\lambda x.m\times x)^n\ 1 \\
&amp;=(\lambda x.(s^m)^x\ 0)^n\ 1
\end{aligned}§svg§600§FALSE</svg:desc><draw:polygon draw:style-name="gr2" draw:text-style-name="P12" svg:width="4.618cm" svg:height="2.318cm" svg:x="0cm" svg:y="0.002cm" svg:viewBox="0 0 4619 2319" draw:points="2309,2319 0,2319 0,0 4619,0 4619,2319"><text:p/></draw:polygon><draw:path draw:style-name="gr3" draw:text-style-name="P12" svg:width="0.346cm" svg:height="0.191cm" svg:x="0.012cm" svg:y="0.1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" draw:text-style-name="P12" svg:width="0.204cm" svg:height="0.203cm" svg:x="0.525cm" svg:y="0.109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5" draw:text-style-name="P12" svg:width="0.228cm" svg:height="0.191cm" svg:x="0.895cm" svg:y="0.13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6" draw:text-style-name="P12" svg:width="0.281cm" svg:height="0.099cm" svg:x="1.279cm" svg:y="0.161cm" svg:viewBox="0 0 282 100" svg:d="M268 17c6 0 14 0 14-9 0-8-8-8-14-8h-254c-6 0-14 0-14 8 0 9 8 9 14 9zM268 100c6 0 14 0 14-9 0-8-8-8-14-8h-254c-6 0-14 0-14 8 0 9 8 9 14 9z"><text:p/></draw:path><draw:path draw:style-name="gr7" draw:text-style-name="P12" svg:width="0.099cm" svg:height="0.421cm" svg:x="1.742cm" svg:y="0cm" svg:viewBox="0 0 100 422" svg:d="M100 419c0-1 0-3-9-10-53-53-66-133-66-198 0-73 16-146 69-199 6-6 6-6 6-7 0-4-3-5-5-5-5 0-43 29-69 83-21 47-26 93-26 128 0 34 5 84 28 132 26 53 62 79 67 79 2 0 5-1 5-3z"><text:p/></draw:path><draw:path draw:style-name="gr8" draw:text-style-name="P12" svg:width="0.209cm" svg:height="0.298cm" svg:x="1.886cm" svg:y="0.024cm" svg:viewBox="0 0 210 299" svg:d="M128 170c18 45 39 110 46 119 6 10 11 10 22 10h9c5-1 5-4 5-5s-1-2-2-4c-4-4-6-10-10-19l-86-241c-9-24-33-30-52-30-2 0-8 0-8 5 0 3 3 3 4 3 14 4 17 6 28 35l41 115-118 116c-5 6-7 8-7 13 0 7 6 12 13 12 6 0 10-4 13-9z"><text:p/></draw:path><draw:path draw:style-name="gr9" draw:text-style-name="P12" svg:width="0.21cm" svg:height="0.191cm" svg:x="2.121cm" svg:y="0.13cm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10" draw:text-style-name="P12" svg:width="0.045cm" svg:height="0.045cm" svg:x="2.385cm" svg:y="0.272cm" svg:viewBox="0 0 46 46" svg:d="M46 23c0-12-10-23-23-23-12 0-23 11-23 23 0 13 11 23 23 23 13 0 23-10 23-23z"><text:p/></draw:path><draw:path draw:style-name="gr11" draw:text-style-name="P12" svg:width="0.346cm" svg:height="0.191cm" svg:x="2.479cm" svg:y="0.1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12" draw:text-style-name="P12" svg:width="0.281cm" svg:height="0.281cm" svg:x="2.953cm" svg:y="0.071cm" svg:viewBox="0 0 282 282" svg:d="M150 150h118c6 0 14 0 14-8 0-10-8-10-14-10h-118v-118c0-6 0-14-8-14-9 0-9 8-9 14v118h-119c-6 0-14 0-14 10 0 8 8 8 14 8h119v118c0 6 0 14 9 14 8 0 8-8 8-14z"><text:p/></draw:path><draw:path draw:style-name="gr13" draw:text-style-name="P12" svg:width="0.21cm" svg:height="0.191cm" svg:x="3.362cm" svg:y="0.13cm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14" draw:text-style-name="P12" svg:width="0.099cm" svg:height="0.421cm" svg:x="3.614cm" svg:y="0cm" svg:viewBox="0 0 100 422" svg:d="M100 211c0-32-5-84-29-132-25-51-63-79-66-79-4 0-5 1-5 5 0 1 0 1 8 9 42 42 66 110 66 197 0 73-15 148-68 201-6 4-6 6-6 7 0 2 1 3 5 3 3 0 42-28 67-81 22-47 28-94 28-130z"><text:p/></draw:path><draw:path draw:style-name="gr15" draw:text-style-name="P12" svg:width="0.18cm" svg:height="0.133cm" svg:x="3.766cm" svg:y="0.011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6" draw:text-style-name="P12" svg:width="0.178cm" svg:height="0.291cm" svg:x="4.14cm" svg:y="0.03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7" draw:text-style-name="P12" svg:width="0.281cm" svg:height="0.099cm" svg:x="1.279cm" svg:y="0.795cm" svg:viewBox="0 0 282 100" svg:d="M268 17c6 0 14 0 14-9 0-8-8-8-14-8h-254c-6 0-14 0-14 8 0 9 8 9 14 9zM268 100c6 0 14 0 14-9 0-8-8-8-14-8h-254c-6 0-14 0-14 8 0 9 8 9 14 9z"><text:p/></draw:path><draw:path draw:style-name="gr18" draw:text-style-name="P12" svg:width="0.099cm" svg:height="0.421cm" svg:x="1.742cm" svg:y="0.632cm" svg:viewBox="0 0 100 422" svg:d="M100 419c0-1 0-3-9-10-53-53-66-133-66-198 0-73 16-146 69-199 6-6 6-6 6-7 0-4-3-5-5-5-5 0-43 29-69 83-21 47-26 93-26 128 0 34 5 84 28 132 26 53 62 79 67 79 2 0 5-1 5-3z"><text:p/></draw:path><draw:path draw:style-name="gr19" draw:text-style-name="P12" svg:width="0.155cm" svg:height="0.191cm" svg:x="1.886cm" svg:y="0.762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20" draw:text-style-name="P12" svg:width="0.271cm" svg:height="0.133cm" svg:x="2.075cm" svg:y="0.645cm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21" draw:text-style-name="P12" svg:width="0.099cm" svg:height="0.421cm" svg:x="2.405cm" svg:y="0.632cm" svg:viewBox="0 0 100 422" svg:d="M100 211c0-32-5-84-29-132-25-51-63-79-66-79-4 0-5 1-5 5 0 1 0 1 8 9 42 42 66 110 66 197 0 73-15 148-68 201-6 4-6 6-6 7 0 2 1 3 5 3 3 0 42-28 67-81 22-47 28-94 28-130z"><text:p/></draw:path><draw:path draw:style-name="gr22" draw:text-style-name="P12" svg:width="0.18cm" svg:height="0.133cm" svg:x="2.559cm" svg:y="0.64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23" draw:text-style-name="P12" svg:width="0.178cm" svg:height="0.291cm" svg:x="2.931cm" svg:y="0.669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24" draw:text-style-name="P12" svg:width="0.346cm" svg:height="0.191cm" svg:x="0.551cm" svg:y="1.39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25" draw:text-style-name="P12" svg:width="0.18cm" svg:height="0.133cm" svg:x="0.922cm" svg:y="1.27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6" draw:text-style-name="P12" svg:width="0.281cm" svg:height="0.099cm" svg:x="1.279cm" svg:y="1.427cm" svg:viewBox="0 0 282 100" svg:d="M268 17c6 0 14 0 14-9 0-8-8-8-14-8h-254c-6 0-14 0-14 8 0 9 8 9 14 9zM268 100c6 0 14 0 14-9 0-8-8-8-14-8h-254c-6 0-14 0-14 8 0 9 8 9 14 9z"><text:p/></draw:path><draw:path draw:style-name="gr27" draw:text-style-name="P12" svg:width="0.099cm" svg:height="0.421cm" svg:x="1.742cm" svg:y="1.265cm" svg:viewBox="0 0 100 422" svg:d="M100 419c0-1 0-3-9-10-53-53-66-133-66-198 0-73 16-146 69-199 6-6 6-6 6-7 0-4-3-5-5-5-5 0-43 29-69 83-21 47-26 93-26 128 0 34 5 84 28 132 26 53 62 79 67 79 2 0 5-1 5-3z"><text:p/></draw:path><draw:path draw:style-name="gr28" draw:text-style-name="P12" svg:width="0.209cm" svg:height="0.298cm" svg:x="1.886cm" svg:y="1.288cm" svg:viewBox="0 0 210 299" svg:d="M128 170c18 45 39 110 46 119 6 10 11 10 22 10h9c5-1 5-4 5-5s-1-2-2-4c-4-4-6-10-10-19l-86-241c-9-24-33-30-52-30-2 0-8 0-8 5 0 3 3 3 4 3 14 4 17 6 28 35l41 115-118 116c-5 6-7 8-7 13 0 7 6 12 13 12 6 0 10-4 13-9z"><text:p/></draw:path><draw:path draw:style-name="gr29" draw:text-style-name="P12" svg:width="0.21cm" svg:height="0.191cm" svg:x="2.121cm" svg:y="1.395cm" svg:viewBox="0 0 211 192" svg:d="M130 59c2-11 12-49 42-49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0" draw:text-style-name="P12" svg:width="0.045cm" svg:height="0.045cm" svg:x="2.385cm" svg:y="1.536cm" svg:viewBox="0 0 46 46" svg:d="M46 23c0-12-10-23-23-23-12 0-23 11-23 23 0 13 11 23 23 23 13 0 23-10 23-23z"><text:p/></draw:path><draw:path draw:style-name="gr31" draw:text-style-name="P12" svg:width="0.346cm" svg:height="0.191cm" svg:x="2.479cm" svg:y="1.39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2" draw:text-style-name="P12" svg:width="0.204cm" svg:height="0.203cm" svg:x="2.991cm" svg:y="1.374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3" draw:text-style-name="P12" svg:width="0.21cm" svg:height="0.191cm" svg:x="3.362cm" svg:y="1.395cm" svg:viewBox="0 0 211 192" svg:d="M130 59c2-11 12-49 42-49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4" draw:text-style-name="P12" svg:width="0.099cm" svg:height="0.421cm" svg:x="3.614cm" svg:y="1.265cm" svg:viewBox="0 0 100 422" svg:d="M100 211c0-32-5-84-29-132-25-51-63-79-66-79-4 0-5 1-5 5 0 1 0 1 8 9 42 42 66 110 66 197 0 72-15 148-68 201-6 4-6 6-6 7 0 2 1 3 5 3 3 0 42-28 67-81 22-47 28-94 28-130z"><text:p/></draw:path><draw:path draw:style-name="gr35" draw:text-style-name="P12" svg:width="0.18cm" svg:height="0.133cm" svg:x="3.766cm" svg:y="1.27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6" draw:text-style-name="P12" svg:width="0.139cm" svg:height="0.281cm" svg:x="4.16cm" svg:y="1.301cm" svg:viewBox="0 0 140 282" svg:d="M88 11c0-10 0-11-10-11-26 28-65 28-78 28v13c8 0 34 0 55-12v219c0 16-1 21-39 21h-14v13c16-1 52-1 70-1 17 0 54 0 68 1v-13h-13c-38 0-39-5-39-21z"><text:p/></draw:path><draw:path draw:style-name="gr37" draw:text-style-name="P12" svg:width="0.281cm" svg:height="0.099cm" svg:x="1.279cm" svg:y="2.058cm" svg:viewBox="0 0 282 100" svg:d="M268 17c6 0 14 0 14-9 0-8-8-8-14-8h-254c-6 0-14 0-14 8 0 9 8 9 14 9zM268 100c6 0 14 0 14-9 0-8-8-8-14-8h-254c-6 0-14 0-14 8 0 9 8 9 14 9z"><text:p/></draw:path><draw:path draw:style-name="gr38" draw:text-style-name="P12" svg:width="0.099cm" svg:height="0.421cm" svg:x="1.742cm" svg:y="1.898cm" svg:viewBox="0 0 100 422" svg:d="M100 419c0-1 0-3-9-10-53-53-66-133-66-198 0-73 16-146 69-199 6-6 6-6 6-7 0-4-3-5-5-5-5 0-43 29-69 83-21 47-26 93-26 128 0 34 5 84 28 132 26 53 62 79 67 79 2 0 5-1 5-3z"><text:p/></draw:path><draw:path draw:style-name="gr39" draw:text-style-name="P12" svg:width="0.209cm" svg:height="0.298cm" svg:x="1.886cm" svg:y="1.921cm" svg:viewBox="0 0 210 299" svg:d="M128 170c18 45 39 110 46 119 6 10 11 10 22 10h9c5-1 5-4 5-5s-1-2-2-4c-4-4-6-10-10-19l-86-241c-9-24-33-30-52-30-2 0-8 0-8 5 0 3 3 3 4 3 14 4 17 6 28 35l41 115-118 116c-5 6-7 8-7 13 0 7 6 12 13 12 6 0 10-4 13-9z"><text:p/></draw:path><draw:path draw:style-name="gr40" draw:text-style-name="P12" svg:width="0.21cm" svg:height="0.191cm" svg:x="2.121cm" svg:y="2.027cm" svg:viewBox="0 0 211 192" svg:d="M130 59c2-11 12-49 42-49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1" draw:text-style-name="P12" svg:width="0.045cm" svg:height="0.045cm" svg:x="2.385cm" svg:y="2.17cm" svg:viewBox="0 0 46 46" svg:d="M46 23c0-12-10-23-23-23-12 0-23 11-23 23 0 13 11 23 23 23 13 0 23-10 23-23z"><text:p/></draw:path><draw:path draw:style-name="gr42" draw:text-style-name="P12" svg:width="0.099cm" svg:height="0.421cm" svg:x="2.507cm" svg:y="1.898cm" svg:viewBox="0 0 100 422" svg:d="M100 419c0-1 0-3-9-10-53-53-66-133-66-198 0-73 16-146 69-199 6-6 6-6 6-7 0-4-3-5-5-5-5 0-43 29-69 83-21 47-26 93-26 128 0 34 5 84 28 132 26 53 62 79 67 79 2 0 5-1 5-3z"><text:p/></draw:path><draw:path draw:style-name="gr43" draw:text-style-name="P12" svg:width="0.155cm" svg:height="0.191cm" svg:x="2.651cm" svg:y="2.027cm" svg:viewBox="0 0 156 192" svg:d="M144 29c-12 0-20 9-20 19 0 6 3 12 13 12 9 0 19-7 19-24 0-19-18-36-50-36-57 0-72 43-72 62 0 33 32 40 44 42 22 4 44 9 44 33 0 11-10 45-61 45-6 0-38 0-48-21 16 1 27-11 27-23 0-10-8-14-16-14-11 0-24 8-24 27 0 24 24 41 61 41 69 0 85-52 85-71 0-14-8-25-13-30-12-12-24-14-43-18-14-3-31-6-31-25 0-13 9-38 47-38 10 0 32 2 38 19z"><text:p/></draw:path><draw:path draw:style-name="gr44" draw:text-style-name="P12" svg:width="0.271cm" svg:height="0.133cm" svg:x="2.84cm" svg:y="1.909cm" svg:viewBox="0 0 272 134" svg:d="M115 107c-2 6-5 17-5 18 0 6 6 9 11 9s10-3 11-6 4-13 6-19c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6s3-13 6-19c1-6 5-19 6-26s3-13 5-21c3-12 3-14 13-26 7-12 21-28 44-28 17 0 17 16 17 21 0 8-1 12-5 29z"><text:p/></draw:path><draw:path draw:style-name="gr45" draw:text-style-name="P12" svg:width="0.099cm" svg:height="0.421cm" svg:x="3.171cm" svg:y="1.898cm" svg:viewBox="0 0 100 422" svg:d="M100 211c0-32-5-84-29-132-25-51-63-79-66-79-4 0-5 1-5 5 0 1 0 1 8 9 42 42 66 110 66 197 0 73-15 148-68 201-6 4-6 6-6 7 0 2 1 3 5 3 3 0 42-28 67-81 22-47 28-94 28-130z"><text:p/></draw:path><draw:path draw:style-name="gr46" draw:text-style-name="P12" svg:width="0.159cm" svg:height="0.133cm" svg:x="3.325cm" svg:y="1.909cm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47" draw:text-style-name="P12" svg:width="0.178cm" svg:height="0.291cm" svg:x="3.68cm" svg:y="1.932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48" draw:text-style-name="P12" svg:width="0.099cm" svg:height="0.421cm" svg:x="3.897cm" svg:y="1.898cm" svg:viewBox="0 0 100 422" svg:d="M100 211c0-32-5-84-29-132-25-51-63-79-66-79-4 0-5 1-5 5 0 1 0 1 8 9 42 42 66 110 66 197 0 73-15 148-68 201-6 4-6 6-6 7 0 2 1 3 5 3 3 0 42-28 67-81 22-47 28-94 28-130z"><text:p/></draw:path><draw:path draw:style-name="gr49" draw:text-style-name="P12" svg:width="0.18cm" svg:height="0.133cm" svg:x="4.051cm" svg:y="1.909cm" svg:viewBox="0 0 181 134" svg:d="M23 113c-1 3-4 11-4 12 0 6 6 9 11 9s10-3 11-6 3-13 6-19c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50" draw:text-style-name="P12" svg:width="0.139cm" svg:height="0.281cm" svg:x="4.445cm" svg:y="1.932cm" svg:viewBox="0 0 140 282" svg:d="M88 11c0-10 0-11-10-11-26 28-65 28-78 28v13c8 0 34 0 55-12v219c0 16-1 21-39 21h-14v13c16-1 52-1 70-1 17 0 54 0 68 1v-13h-13c-38 0-39-5-39-21z"><text:p/></draw:path></draw:g></text:p>
      <text:p text:style-name="P1"/>
      <text:p text:style-name="P7"><text:span text:style-name="comment_5f_multi_5f_ocaml">(* 2 *)</text:span></text:p>
      <text:p text:style-name="P7"><text:span text:style-name="keyword0_5f_ocaml">fun</text:span> nfold <text:span text:style-name="symbol0_5f_ocaml">(</text:span>f,<text:span text:style-name="number_5f_ocaml">0</text:span><text:span text:style-name="symbol0_5f_ocaml">)</text:span> x <text:span text:style-name="symbol0_5f_ocaml">=</text:span> x</text:p>
      <text:p text:style-name="P7"><text:s text:c="2"/><text:span text:style-name="symbol0_5f_ocaml">|</text:span> nfold <text:span text:style-name="symbol0_5f_ocaml">(</text:span>f,n<text:span text:style-name="symbol0_5f_ocaml">)</text:span> x <text:span text:style-name="symbol0_5f_ocaml">=</text:span> nfold <text:span text:style-name="symbol0_5f_ocaml">(</text:span>f,n <text:span text:style-name="symbol0_5f_ocaml">-</text:span> <text:span text:style-name="number_5f_ocaml">1</text:span><text:span text:style-name="symbol0_5f_ocaml">)</text:span> <text:span text:style-name="symbol0_5f_ocaml">(</text:span>f x<text:span text:style-name="symbol0_5f_ocaml">);</text:span></text:p>
      <text:p text:style-name="P7"/>
      <text:p text:style-name="P7"><text:span text:style-name="comment_5f_multi_5f_ocaml">(* definitions *)</text:span></text:p>
      <text:p text:style-name="P7">datatype <text:span text:style-name="symbol0_5f_ocaml">'</text:span>a <text:span text:style-name="keyword1_5f_ocaml">stream</text:span> <text:span text:style-name="symbol0_5f_ocaml">=</text:span> Cons <text:span text:style-name="keyword0_5f_ocaml">of</text:span> <text:span text:style-name="symbol0_5f_ocaml">'</text:span>a <text:span text:style-name="symbol0_5f_ocaml">*</text:span> <text:span text:style-name="symbol0_5f_ocaml">(</text:span>unit <text:span text:style-name="symbol0_5f_ocaml">-&gt;</text:span> <text:span text:style-name="symbol0_5f_ocaml">'</text:span>a <text:span text:style-name="keyword1_5f_ocaml">stream</text:span><text:span text:style-name="symbol0_5f_ocaml">);</text:span></text:p>
      <text:p text:style-name="P7"><text:span text:style-name="keyword0_5f_ocaml">fun</text:span> from n <text:span text:style-name="symbol0_5f_ocaml">=</text:span> Cons <text:span text:style-name="symbol0_5f_ocaml">(</text:span>n,fn <text:span text:style-name="symbol0_5f_ocaml">()</text:span> <text:span text:style-name="symbol0_5f_ocaml">=&gt;</text:span> from <text:span text:style-name="symbol0_5f_ocaml">(</text:span>n <text:span text:style-name="symbol0_5f_ocaml">+</text:span> <text:span text:style-name="number_5f_ocaml">1</text:span><text:span text:style-name="symbol0_5f_ocaml">))</text:span></text:p>
      <text:p text:style-name="P7"><text:span text:style-name="keyword0_5f_ocaml">fun</text:span> mapq f <text:span text:style-name="symbol0_5f_ocaml">(</text:span>Cons <text:span text:style-name="symbol0_5f_ocaml">(</text:span>x,xf<text:span text:style-name="symbol0_5f_ocaml">))</text:span> <text:span text:style-name="symbol0_5f_ocaml">=</text:span> Cons <text:span text:style-name="symbol0_5f_ocaml">(</text:span>f x,fn <text:span text:style-name="symbol0_5f_ocaml">()</text:span> <text:span text:style-name="symbol0_5f_ocaml">=&gt;</text:span> mapq f <text:span text:style-name="symbol0_5f_ocaml">(</text:span>xf <text:span text:style-name="symbol0_5f_ocaml">()))</text:span></text:p>
      <text:p text:style-name="P8"><text:span text:style-name="keyword0_5f_ocaml"><text:span text:style-name="T1">fun</text:span></text:span><text:span text:style-name="symbol0_5f_ocaml"><text:span text:style-name="T8"> get </text:span></text:span><text:span text:style-name="symbol0_5f_ocaml"><text:span text:style-name="T1">(</text:span></text:span><text:span text:style-name="number_5f_ocaml"><text:span text:style-name="T1">0</text:span></text:span><text:span text:style-name="symbol0_5f_ocaml"><text:span text:style-name="T8">,_</text:span></text:span><text:span text:style-name="symbol0_5f_ocaml"><text:span text:style-name="T1">)</text:span></text:span><text:span text:style-name="symbol0_5f_ocaml"><text:span text:style-name="T8"> </text:span></text:span><text:span text:style-name="symbol0_5f_ocaml"><text:span text:style-name="T1">=</text:span></text:span><text:span text:style-name="symbol0_5f_ocaml"><text:span text:style-name="T8"> </text:span></text:span><text:span text:style-name="symbol0_5f_ocaml"><text:span text:style-name="T1">[]</text:span></text:span></text:p>
      <text:p text:style-name="P8"><text:span text:style-name="symbol0_5f_ocaml"><text:span text:style-name="T8"><text:s text:c="2"/></text:span></text:span><text:span text:style-name="symbol0_5f_ocaml"><text:span text:style-name="T1">|</text:span></text:span><text:span text:style-name="symbol0_5f_ocaml"><text:span text:style-name="T8"> get </text:span></text:span><text:span text:style-name="symbol0_5f_ocaml"><text:span text:style-name="T1">(</text:span></text:span><text:span text:style-name="symbol0_5f_ocaml"><text:span text:style-name="T8">n,Cons </text:span></text:span><text:span text:style-name="symbol0_5f_ocaml"><text:span text:style-name="T1">(</text:span></text:span><text:span text:style-name="symbol0_5f_ocaml"><text:span text:style-name="T8">x,xf</text:span></text:span><text:span text:style-name="symbol0_5f_ocaml"><text:span text:style-name="T1">))</text:span></text:span><text:span text:style-name="symbol0_5f_ocaml"><text:span text:style-name="T8"> </text:span></text:span><text:span text:style-name="symbol0_5f_ocaml"><text:span text:style-name="T1">=</text:span></text:span><text:span text:style-name="symbol0_5f_ocaml"><text:span text:style-name="T8"> x </text:span></text:span><text:span text:style-name="symbol0_5f_ocaml"><text:span text:style-name="T1">::</text:span></text:span><text:span text:style-name="symbol0_5f_ocaml"><text:span text:style-name="T8"> get </text:span></text:span><text:span text:style-name="symbol0_5f_ocaml"><text:span text:style-name="T1">(</text:span></text:span><text:span text:style-name="symbol0_5f_ocaml"><text:span text:style-name="T8">n </text:span></text:span><text:span text:style-name="symbol0_5f_ocaml"><text:span text:style-name="T1">-</text:span></text:span><text:span text:style-name="symbol0_5f_ocaml"><text:span text:style-name="T8"> </text:span></text:span><text:span text:style-name="number_5f_ocaml"><text:span text:style-name="T1">1</text:span></text:span><text:span text:style-name="symbol0_5f_ocaml"><text:span text:style-name="T8">,xf </text:span></text:span><text:span text:style-name="symbol0_5f_ocaml"><text:span text:style-name="T1">());</text:span></text:span></text:p>
      <text:p text:style-name="P7"/>
      <text:p text:style-name="P7"><text:span text:style-name="comment_5f_multi_5f_ocaml">(* 3 *)</text:span></text:p>
      <text:p text:style-name="P7"><text:span text:style-name="keyword0_5f_ocaml">fun</text:span> nth <text:span text:style-name="symbol0_5f_ocaml">(</text:span>Cons <text:span text:style-name="symbol0_5f_ocaml">(</text:span>x,_<text:span text:style-name="symbol0_5f_ocaml">)</text:span>,<text:span text:style-name="number_5f_ocaml">1</text:span><text:span text:style-name="symbol0_5f_ocaml">)</text:span> <text:span text:style-name="symbol0_5f_ocaml">=</text:span> x</text:p>
      <text:p text:style-name="P7"><text:s text:c="2"/><text:span text:style-name="symbol0_5f_ocaml">|</text:span> nth <text:span text:style-name="symbol0_5f_ocaml">(</text:span>Cons <text:span text:style-name="symbol0_5f_ocaml">(</text:span>_,xf<text:span text:style-name="symbol0_5f_ocaml">)</text:span>,n<text:span text:style-name="symbol0_5f_ocaml">)</text:span> <text:span text:style-name="symbol0_5f_ocaml">=</text:span> nth <text:span text:style-name="symbol0_5f_ocaml">(</text:span>xf <text:span text:style-name="symbol0_5f_ocaml">()</text:span>,n <text:span text:style-name="symbol0_5f_ocaml">-</text:span> <text:span text:style-name="number_5f_ocaml">1</text:span><text:span text:style-name="symbol0_5f_ocaml">);</text:span></text:p>
      <text:p text:style-name="P7"/>
      <text:p text:style-name="P7"><text:span text:style-name="comment_5f_multi_5f_ocaml">(* 4 *)</text:span></text:p>
      <text:p text:style-name="P7"><text:span text:style-name="keyword0_5f_ocaml">val</text:span> squares <text:span text:style-name="symbol0_5f_ocaml">=</text:span> mapq <text:span text:style-name="symbol0_5f_ocaml">(</text:span>fn x <text:span text:style-name="symbol0_5f_ocaml">=&gt;</text:span> x <text:span text:style-name="symbol0_5f_ocaml">*</text:span> x<text:span text:style-name="symbol0_5f_ocaml">)</text:span> <text:span text:style-name="symbol0_5f_ocaml">(</text:span>from <text:span text:style-name="number_5f_ocaml">1</text:span><text:span text:style-name="symbol0_5f_ocaml">);</text:span></text:p>
      <text:p text:style-name="P7"/>
      <text:p text:style-name="P7"><text:span text:style-name="comment_5f_multi_5f_ocaml">(* 5 *)</text:span></text:p>
      <text:p text:style-name="P7"><text:span text:style-name="keyword0_5f_ocaml">fun</text:span> map2 f <text:span text:style-name="symbol0_5f_ocaml">(</text:span>Cons <text:span text:style-name="symbol0_5f_ocaml">(</text:span>x,xf<text:span text:style-name="symbol0_5f_ocaml">))</text:span> <text:span text:style-name="symbol0_5f_ocaml">(</text:span>Cons <text:span text:style-name="symbol0_5f_ocaml">(</text:span>y,yf<text:span text:style-name="symbol0_5f_ocaml">))</text:span> <text:span text:style-name="symbol0_5f_ocaml">=</text:span> Cons <text:span text:style-name="symbol0_5f_ocaml">(</text:span>f x y,fn <text:span text:style-name="symbol0_5f_ocaml">()</text:span> <text:span text:style-name="symbol0_5f_ocaml">=&gt;</text:span> map2 f <text:span text:style-name="symbol0_5f_ocaml">(</text:span>xf <text:span text:style-name="symbol0_5f_ocaml">())</text:span> <text:span text:style-name="symbol0_5f_ocaml">(</text:span>yf <text:span text:style-name="symbol0_5f_ocaml">()));</text:span></text:p>
      <text:p text:style-name="P4">Tests:</text:p>
      <text:p text:style-name="P11"><text:span text:style-name="symbol0_5f_ocaml">-</text:span> <text:span text:style-name="keyword0_5f_ocaml">fun</text:span> s n <text:span text:style-name="symbol0_5f_ocaml">=</text:span> n<text:span text:style-name="symbol0_5f_cobol"> </text:span><text:span text:style-name="symbol0_5f_ocaml">+</text:span><text:span text:style-name="symbol0_5f_cobol"> </text:span><text:span text:style-name="number_5f_ocaml">1</text:span><text:span text:style-name="symbol0_5f_ocaml">;</text:span></text:p>
      <text:p text:style-name="P11"><text:span text:style-name="keyword0_5f_ocaml">val</text:span> s <text:span text:style-name="symbol0_5f_ocaml">=</text:span> fn <text:span text:style-name="symbol0_5f_ocaml">:</text:span> int <text:span text:style-name="symbol0_5f_ocaml">-&gt;</text:span> int</text:p>
      <text:p text:style-name="P11"><text:span text:style-name="symbol0_5f_ocaml">-</text:span> <text:span text:style-name="comment_5f_multi_5f_ocaml">(* 1 &amp; 2 *)</text:span></text:p>
      <text:p text:style-name="Preformatted_20_Text"><text:span text:style-name="symbol0_5f_ocaml"><text:span text:style-name="T2">-</text:span></text:span><text:span text:style-name="symbol0_5f_ocaml"><text:span text:style-name="T5"> nfold </text:span></text:span><text:span text:style-name="symbol0_5f_ocaml"><text:span text:style-name="T2">(</text:span></text:span><text:span text:style-name="symbol0_5f_ocaml"><text:span text:style-name="T7">s</text:span></text:span><text:span text:style-name="symbol0_5f_cobol"><text:span text:style-name="T2">,</text:span></text:span><text:span text:style-name="number_5f_ocaml"><text:span text:style-name="T2">4</text:span></text:span><text:span text:style-name="symbol0_5f_ocaml"><text:span text:style-name="T2">)</text:span></text:span><text:span text:style-name="symbol0_5f_ocaml"><text:span text:style-name="T5"> </text:span></text:span><text:span text:style-name="number_5f_ocaml"><text:span text:style-name="T2">3</text:span></text:span><text:span text:style-name="symbol0_5f_ocaml"><text:span text:style-name="T2">;</text:span></text:span><text:span text:style-name="symbol0_5f_ocaml"><text:span text:style-name="T5"></text:span></text:span></text:p>
      <text:p text:style-name="Preformatted_20_Text"><text:span text:style-name="keyword0_5f_ocaml"><text:span text:style-name="T2">val</text:span></text:span><text:span text:style-name="symbol0_5f_ocaml"><text:span text:style-name="T5"> it </text:span></text:span><text:span text:style-name="symbol0_5f_ocaml"><text:span text:style-name="T2">=</text:span></text:span><text:span text:style-name="symbol0_5f_ocaml"><text:span text:style-name="T5"> </text:span></text:span><text:span text:style-name="number_5f_ocaml"><text:span text:style-name="T2">7</text:span></text:span><text:span text:style-name="symbol0_5f_ocaml"><text:span text:style-name="T5"> </text:span></text:span><text:span text:style-name="symbol0_5f_ocaml"><text:span text:style-name="T2">:</text:span></text:span><text:span text:style-name="symbol0_5f_ocaml"><text:span text:style-name="T5"> int</text:span></text:span></text:p>
      <text:p text:style-name="P10"><text:span text:style-name="symbol0_5f_ocaml"><text:span text:style-name="T4">-</text:span></text:span><text:span text:style-name="symbol0_5f_ocaml"><text:span text:style-name="T7"> </text:span></text:span><text:span text:style-name="keyword0_5f_ocaml"><text:span text:style-name="T4">let</text:span></text:span><text:span text:style-name="symbol0_5f_ocaml"><text:span text:style-name="T7"> </text:span></text:span><text:span text:style-name="keyword0_5f_ocaml"><text:span text:style-name="T4">val</text:span></text:span><text:span text:style-name="symbol0_5f_ocaml"><text:span text:style-name="T7"> m </text:span></text:span><text:span text:style-name="symbol0_5f_ocaml"><text:span text:style-name="T4">=</text:span></text:span><text:span text:style-name="symbol0_5f_ocaml"><text:span text:style-name="T7"> </text:span></text:span><text:span text:style-name="number_5f_ocaml"><text:span text:style-name="T4">4</text:span></text:span><text:span text:style-name="symbol0_5f_ocaml"><text:span text:style-name="T7"> </text:span></text:span><text:span text:style-name="keyword0_5f_ocaml"><text:span text:style-name="T4">val</text:span></text:span><text:span text:style-name="symbol0_5f_ocaml"><text:span text:style-name="T7"> n </text:span></text:span><text:span text:style-name="symbol0_5f_ocaml"><text:span text:style-name="T4">=</text:span></text:span><text:span text:style-name="symbol0_5f_ocaml"><text:span text:style-name="T7"> </text:span></text:span><text:span text:style-name="number_5f_ocaml"><text:span text:style-name="T4">3</text:span></text:span><text:span text:style-name="symbol0_5f_ocaml"><text:span text:style-name="T7"> </text:span></text:span><text:span text:style-name="keyword0_5f_ocaml"><text:span text:style-name="T4">in</text:span></text:span><text:span text:style-name="symbol0_5f_ocaml"><text:span text:style-name="T7"> nfold </text:span></text:span><text:span text:style-name="symbol0_5f_ocaml"><text:span text:style-name="T4">(</text:span></text:span><text:span text:style-name="symbol0_5f_ocaml"><text:span text:style-name="T7">fn x </text:span></text:span><text:span text:style-name="symbol0_5f_ocaml"><text:span text:style-name="T4">=&gt;</text:span></text:span><text:span text:style-name="symbol0_5f_ocaml"><text:span text:style-name="T7"> nfold </text:span></text:span><text:span text:style-name="symbol0_5f_ocaml"><text:span text:style-name="T4">(</text:span></text:span><text:span text:style-name="symbol0_5f_ocaml"><text:span text:style-name="T7">nfold </text:span></text:span><text:span text:style-name="symbol0_5f_ocaml"><text:span text:style-name="T4">(</text:span></text:span><text:span text:style-name="symbol0_5f_ocaml"><text:span text:style-name="T7">s</text:span></text:span><text:span text:style-name="symbol0_5f_cobol"><text:span text:style-name="T4">,</text:span></text:span><text:span text:style-name="symbol0_5f_ocaml"><text:span text:style-name="T7">m</text:span></text:span><text:span text:style-name="symbol0_5f_ocaml"><text:span text:style-name="T4">)</text:span></text:span><text:span text:style-name="symbol0_5f_cobol"><text:span text:style-name="T4">,</text:span></text:span><text:span text:style-name="symbol0_5f_ocaml"><text:span text:style-name="T7">x</text:span></text:span><text:span text:style-name="symbol0_5f_ocaml"><text:span text:style-name="T4">)</text:span></text:span><text:span text:style-name="symbol0_5f_ocaml"><text:span text:style-name="T7"> </text:span></text:span><text:span text:style-name="number_5f_ocaml"><text:span text:style-name="T4">0</text:span></text:span><text:span text:style-name="symbol0_5f_cobol"><text:span text:style-name="T4">,</text:span></text:span><text:span text:style-name="symbol0_5f_ocaml"><text:span text:style-name="T7">n</text:span></text:span><text:span text:style-name="symbol0_5f_ocaml"><text:span text:style-name="T4">)</text:span></text:span><text:span text:style-name="symbol0_5f_ocaml"><text:span text:style-name="T7"> </text:span></text:span><text:span text:style-name="number_5f_ocaml"><text:span text:style-name="T4">1</text:span></text:span><text:span text:style-name="symbol0_5f_ocaml"><text:span text:style-name="T7"> </text:span></text:span><text:span text:style-name="keyword0_5f_ocaml"><text:span text:style-name="T4">end</text:span></text:span><text:span text:style-name="symbol0_5f_ocaml"><text:span text:style-name="T4">;</text:span></text:span><text:span text:style-name="symbol0_5f_ocaml"><text:span text:style-name="T7"></text:span></text:span></text:p>
      <text:p text:style-name="P10"><text:span text:style-name="keyword0_5f_ocaml"><text:span text:style-name="T4">val</text:span></text:span><text:span text:style-name="symbol0_5f_ocaml"><text:span text:style-name="T7"> it </text:span></text:span><text:span text:style-name="symbol0_5f_ocaml"><text:span text:style-name="T4">=</text:span></text:span><text:span text:style-name="symbol0_5f_ocaml"><text:span text:style-name="T7"> </text:span></text:span><text:span text:style-name="number_5f_ocaml"><text:span text:style-name="T4">64</text:span></text:span><text:span text:style-name="symbol0_5f_ocaml"><text:span text:style-name="T7"> </text:span></text:span><text:span text:style-name="symbol0_5f_ocaml"><text:span text:style-name="T4">:</text:span></text:span><text:span text:style-name="symbol0_5f_ocaml"><text:span text:style-name="T7"> int</text:span></text:span></text:p>
      <text:p text:style-name="P10"><text:span text:style-name="symbol0_5f_ocaml"><text:span text:style-name="T4">-</text:span></text:span><text:span text:style-name="symbol0_5f_ocaml"><text:span text:style-name="T7"> </text:span></text:span><text:span text:style-name="comment_5f_multi_5f_ocaml"><text:span text:style-name="T4">(* 3 *)</text:span></text:span></text:p>
      <text:p text:style-name="Preformatted_20_Text"><text:span text:style-name="symbol0_5f_ocaml"><text:span text:style-name="T2">-</text:span></text:span><text:span text:style-name="symbol0_5f_ocaml"><text:span text:style-name="T5"> nth </text:span></text:span><text:span text:style-name="symbol0_5f_ocaml"><text:span text:style-name="T2">(</text:span></text:span><text:span text:style-name="symbol0_5f_ocaml"><text:span text:style-name="T5">from </text:span></text:span><text:span text:style-name="number_5f_ocaml"><text:span text:style-name="T2">1</text:span></text:span><text:span text:style-name="symbol0_5f_ocaml"><text:span text:style-name="T5">,</text:span></text:span><text:span text:style-name="number_5f_ocaml"><text:span text:style-name="T2">100</text:span></text:span><text:span text:style-name="symbol0_5f_ocaml"><text:span text:style-name="T2">);</text:span></text:span><text:span text:style-name="symbol0_5f_ocaml"><text:span text:style-name="T5"></text:span></text:span></text:p>
      <text:p text:style-name="Preformatted_20_Text"><text:span text:style-name="keyword0_5f_ocaml"><text:span text:style-name="T2">val</text:span></text:span><text:span text:style-name="symbol0_5f_ocaml"><text:span text:style-name="T5"> it </text:span></text:span><text:span text:style-name="symbol0_5f_ocaml"><text:span text:style-name="T2">=</text:span></text:span><text:span text:style-name="symbol0_5f_ocaml"><text:span text:style-name="T5"> </text:span></text:span><text:span text:style-name="number_5f_ocaml"><text:span text:style-name="T2">100</text:span></text:span><text:span text:style-name="symbol0_5f_ocaml"><text:span text:style-name="T5"> </text:span></text:span><text:span text:style-name="symbol0_5f_ocaml"><text:span text:style-name="T2">:</text:span></text:span><text:span text:style-name="symbol0_5f_ocaml"><text:span text:style-name="T5"> int</text:span></text:span></text:p>
      <text:p text:style-name="Preformatted_20_Text"><text:span text:style-name="symbol0_5f_ocaml"><text:span text:style-name="T2">-</text:span></text:span><text:span text:style-name="symbol0_5f_ocaml"><text:span text:style-name="T5"> </text:span></text:span><text:span text:style-name="comment_5f_multi_5f_ocaml"><text:span text:style-name="T4">(* 4 *)</text:span></text:span></text:p>
      <text:p text:style-name="Preformatted_20_Text"><text:span text:style-name="symbol0_5f_ocaml"><text:span text:style-name="T2">-</text:span></text:span><text:span text:style-name="symbol0_5f_ocaml"><text:span text:style-name="T5"> nth </text:span></text:span><text:span text:style-name="symbol0_5f_ocaml"><text:span text:style-name="T2">(</text:span></text:span><text:span text:style-name="symbol0_5f_ocaml"><text:span text:style-name="T5">squares,</text:span></text:span><text:span text:style-name="number_5f_ocaml"><text:span text:style-name="T2">49</text:span></text:span><text:span text:style-name="symbol0_5f_ocaml"><text:span text:style-name="T2">);</text:span></text:span><text:span text:style-name="symbol0_5f_ocaml"><text:span text:style-name="T5"></text:span></text:span></text:p>
      <text:p text:style-name="Preformatted_20_Text"><text:span text:style-name="keyword0_5f_ocaml"><text:span text:style-name="T2">val</text:span></text:span><text:span text:style-name="symbol0_5f_ocaml"><text:span text:style-name="T5"> it </text:span></text:span><text:span text:style-name="symbol0_5f_ocaml"><text:span text:style-name="T2">=</text:span></text:span><text:span text:style-name="symbol0_5f_ocaml"><text:span text:style-name="T5"> </text:span></text:span><text:span text:style-name="number_5f_ocaml"><text:span text:style-name="T2">2401</text:span></text:span><text:span text:style-name="symbol0_5f_ocaml"><text:span text:style-name="T5"> </text:span></text:span><text:span text:style-name="symbol0_5f_ocaml"><text:span text:style-name="T2">:</text:span></text:span><text:span text:style-name="symbol0_5f_ocaml"><text:span text:style-name="T5"> int</text:span></text:span></text:p>
      <text:p text:style-name="Preformatted_20_Text"><text:span text:style-name="symbol0_5f_ocaml"><text:span text:style-name="T2">-</text:span></text:span><text:span text:style-name="symbol0_5f_ocaml"><text:span text:style-name="T5"> </text:span></text:span><text:span text:style-name="comment_5f_multi_5f_ocaml"><text:span text:style-name="T4">(* 5 *)</text:span></text:span></text:p>
      <text:p text:style-name="P9"><text:span text:style-name="symbol0_5f_ocaml"><text:span text:style-name="T3">-</text:span></text:span><text:span text:style-name="symbol0_5f_ocaml"><text:span text:style-name="T6"> get </text:span></text:span><text:span text:style-name="symbol0_5f_ocaml"><text:span text:style-name="T3">(</text:span></text:span><text:span text:style-name="number_5f_ocaml"><text:span text:style-name="T3">6</text:span></text:span><text:span text:style-name="symbol0_5f_ocaml"><text:span text:style-name="T6">,map2 </text:span></text:span><text:span text:style-name="symbol0_5f_ocaml"><text:span text:style-name="T3">(</text:span></text:span><text:span text:style-name="symbol0_5f_ocaml"><text:span text:style-name="T6">fn x </text:span></text:span><text:span text:style-name="symbol0_5f_ocaml"><text:span text:style-name="T3">=&gt;</text:span></text:span><text:span text:style-name="symbol0_5f_ocaml"><text:span text:style-name="T6"> fn y </text:span></text:span><text:span text:style-name="symbol0_5f_ocaml"><text:span text:style-name="T3">=&gt;</text:span></text:span><text:span text:style-name="symbol0_5f_ocaml"><text:span text:style-name="T6"> x </text:span></text:span><text:span text:style-name="symbol0_5f_ocaml"><text:span text:style-name="T3">*</text:span></text:span><text:span text:style-name="symbol0_5f_ocaml"><text:span text:style-name="T6"> y</text:span></text:span><text:span text:style-name="symbol0_5f_ocaml"><text:span text:style-name="T3">)</text:span></text:span><text:span text:style-name="symbol0_5f_ocaml"><text:span text:style-name="T6"> </text:span></text:span><text:span text:style-name="symbol0_5f_ocaml"><text:span text:style-name="T3">(</text:span></text:span><text:span text:style-name="symbol0_5f_ocaml"><text:span text:style-name="T6">from </text:span></text:span><text:span text:style-name="number_5f_ocaml"><text:span text:style-name="T3">0</text:span></text:span><text:span text:style-name="symbol0_5f_ocaml"><text:span text:style-name="T3">)</text:span></text:span><text:span text:style-name="symbol0_5f_ocaml"><text:span text:style-name="T6"> </text:span></text:span><text:span text:style-name="symbol0_5f_ocaml"><text:span text:style-name="T3">(</text:span></text:span><text:span text:style-name="symbol0_5f_ocaml"><text:span text:style-name="T6">from </text:span></text:span><text:span text:style-name="number_5f_ocaml"><text:span text:style-name="T3">1</text:span></text:span><text:span text:style-name="symbol0_5f_ocaml"><text:span text:style-name="T3">));</text:span></text:span><text:span text:style-name="symbol0_5f_ocaml"><text:span text:style-name="T6"></text:span></text:span></text:p>
      <text:p text:style-name="P9"><text:span text:style-name="keyword0_5f_ocaml"><text:span text:style-name="T3">val</text:span></text:span><text:span text:style-name="symbol0_5f_ocaml"><text:span text:style-name="T6"> it </text:span></text:span><text:span text:style-name="symbol0_5f_ocaml"><text:span text:style-name="T3">=</text:span></text:span><text:span text:style-name="symbol0_5f_ocaml"><text:span text:style-name="T6"> </text:span></text:span><text:span text:style-name="symbol0_5f_ocaml"><text:span text:style-name="T3">[</text:span></text:span><text:span text:style-name="number_5f_ocaml"><text:span text:style-name="T3">0</text:span></text:span><text:span text:style-name="symbol0_5f_ocaml"><text:span text:style-name="T6">,</text:span></text:span><text:span text:style-name="number_5f_ocaml"><text:span text:style-name="T3">2</text:span></text:span><text:span text:style-name="symbol0_5f_ocaml"><text:span text:style-name="T6">,</text:span></text:span><text:span text:style-name="number_5f_ocaml"><text:span text:style-name="T3">6</text:span></text:span><text:span text:style-name="symbol0_5f_ocaml"><text:span text:style-name="T6">,</text:span></text:span><text:span text:style-name="number_5f_ocaml"><text:span text:style-name="T3">12</text:span></text:span><text:span text:style-name="symbol0_5f_ocaml"><text:span text:style-name="T6">,</text:span></text:span><text:span text:style-name="number_5f_ocaml"><text:span text:style-name="T3">20</text:span></text:span><text:span text:style-name="symbol0_5f_ocaml"><text:span text:style-name="T6">,</text:span></text:span><text:span text:style-name="number_5f_ocaml"><text:span text:style-name="T3">30</text:span></text:span><text:span text:style-name="symbol0_5f_ocaml"><text:span text:style-name="T3">]</text:span></text:span><text:span text:style-name="symbol0_5f_ocaml"><text:span text:style-name="T6"> </text:span></text:span><text:span text:style-name="symbol0_5f_ocaml"><text:span text:style-name="T3">:</text:span></text:span><text:span text:style-name="symbol0_5f_ocaml"><text:span text:style-name="T6"> int </text:span></text:span><text:span text:style-name="keyword1_5f_ocaml"><text:span text:style-name="T3">lis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1" svg:font-family="Unifont"/>
    <style:font-face style:name="DejaVu Sans Mono" svg:font-family="'DejaVu Sans Mono'" style:font-family-generic="modern" style:font-pitch="fixed"/>
    <style:font-face style:name="Unifont2" svg:font-family="Unifont" style:font-family-generic="modern" style:font-pitch="fixed"/>
    <style:font-face style:name="WenQuanYi Micro Hei Mono" svg:font-family="'WenQuanYi Micro Hei Mono'" style:font-family-generic="modern" style:font-pitch="fixed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Unifont2" style:font-family-complex="Unifont" style:font-family-generic-complex="modern" style:font-pitch-complex="fixed" style:font-size-complex="10pt"/>
    </style:style>
    <style:style style:name="Numbering_20_Symbols" style:display-name="Numbering Symbols" style:family="text"/>
    <style:style style:name="comment_5f_multi_5f_ocaml" style:display-name="comment_multi_ocaml" style:family="text">
      <style:text-properties fo:color="#5d478b" fo:font-style="italic" fo:font-weight="normal"/>
    </style:style>
    <style:style style:name="number_5f_ocaml" style:display-name="number_ocaml" style:family="text">
      <style:text-properties fo:color="#cc66cc" fo:font-style="normal" fo:font-weight="normal"/>
    </style:style>
    <style:style style:name="keyword0_5f_ocaml" style:display-name="keyword0_ocaml" style:family="text">
      <style:text-properties fo:color="#0066cc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keyword1_5f_ocaml" style:display-name="keyword1_ocaml" style:family="text">
      <style:text-properties fo:color="#0066cc" fo:font-style="normal" fo:font-weight="bold"/>
    </style:style>
    <style:style style:name="number_5f_cobol" style:display-name="number_cobol" style:family="text">
      <style:text-properties fo:color="#993399" fo:font-style="normal" fo:font-weight="normal"/>
    </style:style>
    <style:style style:name="keyword2_5f_cobol" style:display-name="keyword2_cobol" style:family="text">
      <style:text-properties fo:color="#008000" fo:font-style="normal" fo:font-weight="bold"/>
    </style:style>
    <style:style style:name="symbol0_5f_cobol" style:display-name="symbol0_cobol" style:family="text">
      <style:text-properties fo:color="#000066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24fe" officeooo:paragraph-rsid="001b24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Wood<text:tab/><text:tab/>jdw7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27T14:44:08.768204192</meta:creation-date>
    <dc:date>2014-10-27T16:01:17.203621363</dc:date>
    <dc:creator>James </dc:creator>
    <meta:editing-duration>PT26S</meta:editing-duration>
    <meta:editing-cycles>1</meta:editing-cycles>
    <meta:document-statistic meta:table-count="0" meta:image-count="0" meta:object-count="0" meta:page-count="1" meta:paragraph-count="37" meta:word-count="256" meta:character-count="952" meta:non-whitespace-character-count="717"/>
    <meta:generator>LibreOffice/4.2.6.3$Linux_X86_64 LibreOffice_project/420m0$Build-3</meta:generator>
  </office:meta>
</office:document-meta>
</file>